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/>
    </style:style>
    <style:style style:name="P3" style:family="paragraph" style:parent-style-name="UrbanBody">
      <style:text-properties style:font-name="Times New Roman1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 style:font-name-complex="Arial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8">do text</text:span></text:p><text:p text:style-name="P5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4"><text:span text:style-name="T5">do text if not len(self.getApplicants()) &gt; 1</text:span></text:p><text:p text:style-name="P4"><text:span text:style-name="T6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4"><text:span text:style-name="T5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7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2">Monsieur le Fonctionnaire délégué,</text:p>
      <text:p text:style-name="P2"/>
      <text:p text:style-name="P2"><text:span text:style-name="T3">CONCERNE</text:span><text:span text:style-name="T4"> : demande de prorogation du permis d’urbanisme </text:span><text:span text:style-name="T4"><text:text-input text:description="">self.getReference()</text:text-input></text:span><text:span text:style-name="T4"> <text:s/>pour </text:span><text:span text:style-name="T4"><text:text-input text:description="Objet des travaux">self.getLicenceSubject()</text:text-input></text:span><text:span text:style-name="T4">, sis </text:span><text:span text:style-name="T4"><text:text-input text:description="Situation des travaux">self.getWorkLocationSignaletic()</text:text-input></text:span></text:p>
      <text:p text:style-name="P2"/>
      <text:p text:style-name="P2">Nous vous prions de trouver, sous ce couvert, la délibération du Collège communal du xx/xx/xxxx accordant à <text:text-input text:description="Demandeurs">self.getApplicantsSignaletic()</text:text-input> la prorogation sollicitée.</text:p>
      <text:p text:style-name="UrbanBody"/>
      <text:p text:style-name="UrbanBody"/>
      <text:p text:style-name="UrbanBody">Demeurant à votre disposition, nous vous prions d'agréer, Monsieur le fonctionnaire délégué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4"><text:span text:style-name="T5">do text</text:span></text:p><text:p text:style-name="P4"><text:span text:style-name="T6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6.752cm" fo:margin-right="0cm" fo:text-indent="0cm" style:auto-text-indent="false" style:text-autospace="ideograph-alpha"/>
      <style:text-properties style:font-name="Tahoma" fo:font-size="12pt" fo:language="fr" fo:country="FR" fo:font-weight="bold" style:font-size-asian="12pt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14:13</dc:date>
    <dc:creator>Simon Delcourt</dc:creator>
    <meta:editing-duration>PT8H17M20S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1" meta:paragraph-count="12" meta:word-count="83" meta:character-count="750" meta:non-whitespace-character-count="683"/>
  </office:meta>
</office:document-meta>
</file>